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sans-serif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0.2272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3909in"/>
    </style:style>
    <style:style style:name="co8" style:family="table-column">
      <style:table-column-properties fo:break-before="auto" style:column-width="0.0909in"/>
    </style:style>
    <style:style style:name="co9" style:family="table-column">
      <style:table-column-properties fo:break-before="auto" style:column-width="0.6098in"/>
    </style:style>
    <style:style style:name="co10" style:family="table-column">
      <style:table-column-properties fo:break-before="auto" style:column-width="0.428in"/>
    </style:style>
    <style:style style:name="co11" style:family="table-column">
      <style:table-column-properties fo:break-before="auto" style:column-width="0.127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1.1283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0000ff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0000ff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 fo:wrap-option="wrap"/>
      <style:paragraph-properties fo:text-align="start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000000" style:text-align-source="fix" style:repeat-content="false" fo:wrap-option="wrap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0000"/>
      <style:text-properties fo:color="#ffffff"/>
    </style:style>
    <style:style style:name="ce14" style:family="table-cell" style:parent-style-name="Default">
      <style:table-cell-properties fo:background-color="#000000"/>
      <style:text-properties fo:color="#ffffff" fo:font-size="14pt" style:font-size-asian="14pt" style:font-size-complex="14pt"/>
    </style:style>
    <style:style style:name="ce15" style:family="table-cell" style:parent-style-name="Default">
      <style:table-cell-properties fo:background-color="#000000"/>
      <style:text-properties fo:color="#ffffff" fo:font-size="12pt" style:font-size-asian="12pt" style:font-size-complex="12pt"/>
    </style:style>
    <style:style style:name="ce16" style:family="table-cell" style:parent-style-name="Default" style:data-style-name="N11">
      <style:table-cell-properties fo:background-color="#000000" style:text-align-source="fix" style:repeat-content="false" fo:wrap-option="wrap"/>
      <style:paragraph-properties fo:text-align="end"/>
      <style:text-properties fo:color="#00ff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80808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808080" style:text-align-source="fix" style:repeat-content="false" fo:wrap-option="wrap"/>
      <style:paragraph-properties fo:text-align="end"/>
      <style:text-properties fo:color="#00ff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000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0000"/>
      <style:text-properties fo:color="#ffffff" fo:font-size="10pt" style:font-size-asian="10pt" style:font-size-complex="10pt"/>
    </style:style>
    <style:style style:name="ce22" style:family="table-cell" style:parent-style-name="Default" style:data-style-name="N11">
      <style:table-cell-properties fo:border-bottom="none" fo:background-color="#000000" style:text-align-source="fix" style:repeat-content="false" fo:wrap-option="wrap" fo:border-left="0.0008in solid #000000" fo:border-right="none" fo:border-top="none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0000" style:text-align-source="fix" style:repeat-content="false" style:vertical-align="bottom"/>
      <style:paragraph-properties fo:text-align="start" fo:margin-left="0in"/>
      <style:text-properties fo:color="#ffffff" fo:font-size="10pt" style:font-size-asian="10pt" style:font-size-complex="10pt"/>
    </style:style>
    <style:style style:name="ce24" style:family="table-cell" style:parent-style-name="Default">
      <style:table-cell-properties fo:background-color="#000000" style:vertical-align="bottom"/>
      <style:text-properties fo:color="#ffffff" fo:font-size="10pt" style:font-size-asian="10pt" style:font-size-complex="10pt"/>
    </style:style>
    <style:style style:name="ce25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00ff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ext-properties fo:color="#b3b300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NFL2016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10" table:default-cell-style-name="ce27"/>
        <table:table-row table:style-name="ro1">
          <table:table-cell table:style-name="ce1"/>
          <table:table-cell table:style-name="ce4" office:value-type="string" table:number-columns-spanned="12" table:number-rows-spanned="1">
            <text:p><text:span text:style-name="T1"><text:a xlink:href="http://www.panageotech.com/thenfledge/index.html"> 2016  SEASON Stats</text:a></text:span></text:p>
          </table:table-cell>
          <table:covered-table-cell table:number-columns-repeated="2" table:style-name="ce1"/>
          <table:covered-table-cell table:style-name="ce13"/>
          <table:covered-table-cell table:number-columns-repeated="4" table:style-name="ce1"/>
          <table:covered-table-cell table:style-name="ce13"/>
          <table:covered-table-cell table:style-name="ce1"/>
          <table:covered-table-cell table:style-name="ce13"/>
          <table:covered-table-cell table:style-name="ce1"/>
          <table:table-cell table:style-name="ce1"/>
          <table:table-cell table:style-name="Default" table:number-columns-repeated="1010"/>
        </table:table-row>
        <table:table-row table:style-name="ro2">
          <table:table-cell table:style-name="ce1"/>
          <table:table-cell table:style-name="ce5" office:value-type="float" office:value="2016">
            <text:p>2016</text:p>
          </table:table-cell>
          <table:table-cell table:style-name="ce1" table:number-columns-repeated="2"/>
          <table:table-cell table:style-name="ce13"/>
          <table:table-cell table:style-name="ce1" table:number-columns-repeated="4"/>
          <table:table-cell table:style-name="ce13"/>
          <table:table-cell table:style-name="ce1"/>
          <table:table-cell table:style-name="ce13"/>
          <table:table-cell table:style-name="ce1" table:number-columns-repeated="2"/>
          <table:table-cell table:style-name="Default" table:number-columns-repeated="1010"/>
        </table:table-row>
        <table:table-row table:style-name="ro2">
          <table:table-cell table:style-name="ce2" office:value-type="float" office:value="2016">
            <text:p>2016</text:p>
          </table:table-cell>
          <table:table-cell table:style-name="ce4" office:value-type="string">
            <text:p>NFL Season</text:p>
          </table:table-cell>
          <table:table-cell table:style-name="ce2" office:value-type="string">
            <text:p>  </text:p>
          </table:table-cell>
          <table:table-cell table:style-name="ce2"/>
          <table:table-cell table:style-name="ce14" office:value-type="string">
            <text:p>  </text:p>
          </table:table-cell>
          <table:table-cell table:style-name="ce16" table:formula="of:=[.C22]/([.C22]+[.E22])" office:value-type="percentage" office:value="0.650980392156863">
            <text:p>65.10%</text:p>
          </table:table-cell>
          <table:table-cell table:style-name="ce2" table:number-columns-repeated="2"/>
          <table:table-cell table:style-name="ce21" office:value-type="string" table:number-columns-spanned="4" table:number-rows-spanned="1">
            <text:p>Against <text:s/>the spread</text:p>
          </table:table-cell>
          <table:covered-table-cell table:style-name="ce23"/>
          <table:covered-table-cell table:style-name="ce2"/>
          <table:covered-table-cell table:style-name="ce24"/>
          <table:table-cell table:style-name="ce16" table:formula="of:=[.J22]/([.J22]+[.L22])" office:value-type="percentage" office:value="0.58984375">
            <text:p>58.98%</text:p>
          </table:table-cell>
          <table:table-cell table:style-name="ce2"/>
          <table:table-cell table:style-name="ce26" table:number-columns-repeated="1010"/>
        </table:table-row>
        <table:table-row table:style-name="ro3">
          <table:table-cell table:style-name="ce3"/>
          <table:table-cell table:style-name="ce6" office:value-type="string">
            <text:p>Winners:</text:p>
          </table:table-cell>
          <table:table-cell table:style-name="ce11" office:value-type="string">
            <text:p><text:s/></text:p>
          </table:table-cell>
          <table:table-cell table:style-name="ce12" office:value-type="string">
            <text:p>-</text:p>
          </table:table-cell>
          <table:table-cell table:style-name="ce11" office:value-type="string">
            <text:p><text:s/></text:p>
          </table:table-cell>
          <table:table-cell table:style-name="ce15"/>
          <table:table-cell table:style-name="ce3"/>
          <table:table-cell table:style-name="ce18"/>
          <table:table-cell table:style-name="ce3" office:value-type="string">
            <text:p>A.T.S.</text:p>
          </table:table-cell>
          <table:table-cell table:style-name="ce11" office:value-type="string">
            <text:p><text:s/></text:p>
          </table:table-cell>
          <table:table-cell table:style-name="ce12" office:value-type="string">
            <text:p>-</text:p>
          </table:table-cell>
          <table:table-cell table:style-name="ce11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7" office:value-type="string">
            <text:p><text:a xlink:href="http://www.panageotech.com/thenfledge/2016/nfle16-01.htm">Issue #1:</text:a>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1" office:value-type="float" office:value="7">
            <text:p>7</text:p>
          </table:table-cell>
          <table:table-cell table:style-name="ce17" table:formula="of:=[.C5]/([.C5]+[.E5])" office:value-type="percentage" office:value="0.5625">
            <text:p>56.25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1" office:value-type="float" office:value="7">
            <text:p>7</text:p>
          </table:table-cell>
          <table:table-cell table:style-name="ce17" table:formula="of:=[.J5]/([.J5]+[.L5])" office:value-type="percentage" office:value="0.5625">
            <text:p>56.25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02.htm">Issue #2:</text:a></text:p>
          </table:table-cell>
          <table:table-cell table:style-name="ce11" office:value-type="float" office:value="12">
            <text:p>12</text:p>
          </table:table-cell>
          <table:table-cell table:style-name="ce12" office:value-type="string">
            <text:p>-</text:p>
          </table:table-cell>
          <table:table-cell table:style-name="ce15" office:value-type="float" office:value="4">
            <text:p>4</text:p>
          </table:table-cell>
          <table:table-cell table:style-name="ce17" table:formula="of:=[.C6]/([.C6]+[.E6])" office:value-type="percentage" office:value="0.75">
            <text:p>75.00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7">
            <text:p>7</text:p>
          </table:table-cell>
          <table:table-cell table:style-name="ce12" office:value-type="string">
            <text:p>-</text:p>
          </table:table-cell>
          <table:table-cell table:style-name="ce15" office:value-type="float" office:value="9">
            <text:p>9</text:p>
          </table:table-cell>
          <table:table-cell table:style-name="ce17" table:formula="of:=[.J6]/([.J6]+[.L6])" office:value-type="percentage" office:value="0.4375">
            <text:p>43.75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03.htm">Issue #3:</text:a></text:p>
          </table:table-cell>
          <table:table-cell table:style-name="ce11" office:value-type="float" office:value="7">
            <text:p>7</text:p>
          </table:table-cell>
          <table:table-cell table:style-name="ce12" office:value-type="string">
            <text:p>-</text:p>
          </table:table-cell>
          <table:table-cell table:style-name="ce15" office:value-type="float" office:value="9">
            <text:p>9</text:p>
          </table:table-cell>
          <table:table-cell table:style-name="ce17" table:formula="of:=[.C7]/([.C7]+[.E7])" office:value-type="percentage" office:value="0.4375">
            <text:p>43.75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7">
            <text:p>7</text:p>
          </table:table-cell>
          <table:table-cell table:style-name="ce12" office:value-type="string">
            <text:p>-</text:p>
          </table:table-cell>
          <table:table-cell table:style-name="ce15" office:value-type="float" office:value="9">
            <text:p>9</text:p>
          </table:table-cell>
          <table:table-cell table:style-name="ce17" table:formula="of:=[.J7]/([.J7]+[.L7])" office:value-type="percentage" office:value="0.4375">
            <text:p>43.75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04.htm">Issue #4:</text:a></text:p>
          </table:table-cell>
          <table:table-cell table:style-name="ce11" office:value-type="float" office:value="11">
            <text:p>11</text:p>
          </table:table-cell>
          <table:table-cell table:style-name="ce12" office:value-type="string">
            <text:p>-</text:p>
          </table:table-cell>
          <table:table-cell table:style-name="ce15" office:value-type="float" office:value="4">
            <text:p>4</text:p>
          </table:table-cell>
          <table:table-cell table:style-name="ce17" table:formula="of:=[.C8]/([.C8]+[.E8])" office:value-type="percentage" office:value="0.733333333333333">
            <text:p>73.33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10">
            <text:p>10</text:p>
          </table:table-cell>
          <table:table-cell table:style-name="ce12" office:value-type="string">
            <text:p>-</text:p>
          </table:table-cell>
          <table:table-cell table:style-name="ce15" office:value-type="float" office:value="5">
            <text:p>5</text:p>
          </table:table-cell>
          <table:table-cell table:style-name="ce17" table:formula="of:=[.J8]/([.J8]+[.L8])" office:value-type="percentage" office:value="0.666666666666667">
            <text:p>66.67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05.htm">Issue #5:</text:a>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5" office:value-type="float" office:value="5">
            <text:p>5</text:p>
          </table:table-cell>
          <table:table-cell table:style-name="ce17" table:formula="of:=[.C9]/([.C9]+[.E9])" office:value-type="percentage" office:value="0.642857142857143">
            <text:p>64.29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11">
            <text:p>11</text:p>
          </table:table-cell>
          <table:table-cell table:style-name="ce12" office:value-type="string">
            <text:p>-</text:p>
          </table:table-cell>
          <table:table-cell table:style-name="ce15" office:value-type="float" office:value="3">
            <text:p>3</text:p>
          </table:table-cell>
          <table:table-cell table:style-name="ce17" table:formula="of:=[.J9]/([.J9]+[.L9])" office:value-type="percentage" office:value="0.785714285714286">
            <text:p>78.57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06.htm">Issue #6:</text:a></text:p>
          </table:table-cell>
          <table:table-cell table:style-name="ce11" office:value-type="float" office:value="10">
            <text:p>10</text:p>
          </table:table-cell>
          <table:table-cell table:style-name="ce12" office:value-type="string">
            <text:p>-</text:p>
          </table:table-cell>
          <table:table-cell table:style-name="ce15" office:value-type="float" office:value="5">
            <text:p>5</text:p>
          </table:table-cell>
          <table:table-cell table:style-name="ce17" table:formula="of:=[.C10]/([.C10]+[.E10])" office:value-type="percentage" office:value="0.666666666666667">
            <text:p>66.67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12">
            <text:p>12</text:p>
          </table:table-cell>
          <table:table-cell table:style-name="ce12" office:value-type="string">
            <text:p>-</text:p>
          </table:table-cell>
          <table:table-cell table:style-name="ce15" office:value-type="float" office:value="3">
            <text:p>3</text:p>
          </table:table-cell>
          <table:table-cell table:style-name="ce17" table:formula="of:=[.J10]/([.J10]+[.L10])" office:value-type="percentage" office:value="0.8">
            <text:p>80.00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07.htm">Issue #7:</text:a></text:p>
          </table:table-cell>
          <table:table-cell table:style-name="ce11" office:value-type="float" office:value="8">
            <text:p>8</text:p>
          </table:table-cell>
          <table:table-cell table:style-name="ce12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17" table:formula="of:=[.C11]/([.C11]+[.E11])" office:value-type="percentage" office:value="0.533333333333333">
            <text:p>53.33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11">
            <text:p>11</text:p>
          </table:table-cell>
          <table:table-cell table:style-name="ce12" office:value-type="string">
            <text:p>-</text:p>
          </table:table-cell>
          <table:table-cell table:style-name="ce15" office:value-type="float" office:value="5">
            <text:p>5</text:p>
          </table:table-cell>
          <table:table-cell table:style-name="ce17" table:formula="of:=[.J11]/([.J11]+[.L11])" office:value-type="percentage" office:value="0.6875">
            <text:p>68.75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08.htm">Issue #8:</text:a></text:p>
          </table:table-cell>
          <table:table-cell table:style-name="ce11" office:value-type="float" office:value="6">
            <text:p>6</text:p>
          </table:table-cell>
          <table:table-cell table:style-name="ce12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17" table:formula="of:=[.C12]/([.C12]+[.E12])" office:value-type="percentage" office:value="0.461538461538462">
            <text:p>46.15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6">
            <text:p>6</text:p>
          </table:table-cell>
          <table:table-cell table:style-name="ce12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17" table:formula="of:=[.J12]/([.J12]+[.L12])" office:value-type="percentage" office:value="0.461538461538462">
            <text:p>46.15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09.htm">Issue #9:</text:a></text:p>
          </table:table-cell>
          <table:table-cell table:style-name="ce11" office:value-type="float" office:value="8">
            <text:p>8</text:p>
          </table:table-cell>
          <table:table-cell table:style-name="ce12" office:value-type="string">
            <text:p>-</text:p>
          </table:table-cell>
          <table:table-cell table:style-name="ce15" office:value-type="float" office:value="5">
            <text:p>5</text:p>
          </table:table-cell>
          <table:table-cell table:style-name="ce17" table:formula="of:=[.C13]/([.C13]+[.E13])" office:value-type="percentage" office:value="0.615384615384615">
            <text:p>61.54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6">
            <text:p>6</text:p>
          </table:table-cell>
          <table:table-cell table:style-name="ce12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17" table:formula="of:=[.J13]/([.J13]+[.L13])" office:value-type="percentage" office:value="0.461538461538462">
            <text:p>46.15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10.htm">Issue #10:</text:a></text:p>
          </table:table-cell>
          <table:table-cell table:style-name="ce11" office:value-type="float" office:value="8">
            <text:p>8</text:p>
          </table:table-cell>
          <table:table-cell table:style-name="ce12" office:value-type="string">
            <text:p>-</text:p>
          </table:table-cell>
          <table:table-cell table:style-name="ce15" office:value-type="float" office:value="6">
            <text:p>6</text:p>
          </table:table-cell>
          <table:table-cell table:style-name="ce17" table:formula="of:=[.C14]/([.C14]+[.E14])" office:value-type="percentage" office:value="0.571428571428571">
            <text:p>57.14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5" office:value-type="float" office:value="5">
            <text:p>5</text:p>
          </table:table-cell>
          <table:table-cell table:style-name="ce17" table:formula="of:=[.J14]/([.J14]+[.L14])" office:value-type="percentage" office:value="0.642857142857143">
            <text:p>64.29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11.htm">Issue #11:</text:a>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5" office:value-type="float" office:value="5">
            <text:p>5</text:p>
          </table:table-cell>
          <table:table-cell table:style-name="ce17" table:formula="of:=[.C15]/([.C15]+[.E15])" office:value-type="percentage" office:value="0.642857142857143">
            <text:p>64.29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8">
            <text:p>8</text:p>
          </table:table-cell>
          <table:table-cell table:style-name="ce12" office:value-type="string">
            <text:p>-</text:p>
          </table:table-cell>
          <table:table-cell table:style-name="ce15" office:value-type="float" office:value="6">
            <text:p>6</text:p>
          </table:table-cell>
          <table:table-cell table:style-name="ce17" table:formula="of:=[.J15]/([.J15]+[.L15])" office:value-type="percentage" office:value="0.571428571428571">
            <text:p>57.14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12.htm">Issue #12:</text:a></text:p>
          </table:table-cell>
          <table:table-cell table:style-name="ce11" office:value-type="float" office:value="11">
            <text:p>11</text:p>
          </table:table-cell>
          <table:table-cell table:style-name="ce12" office:value-type="string">
            <text:p>-</text:p>
          </table:table-cell>
          <table:table-cell table:style-name="ce15" office:value-type="float" office:value="4">
            <text:p>4</text:p>
          </table:table-cell>
          <table:table-cell table:style-name="ce17" table:formula="of:=[.C16]/([.C16]+[.E16])" office:value-type="percentage" office:value="0.733333333333333">
            <text:p>73.33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5" office:value-type="float" office:value="6">
            <text:p>6</text:p>
          </table:table-cell>
          <table:table-cell table:style-name="ce17" table:formula="of:=[.J16]/([.J16]+[.L16])" office:value-type="percentage" office:value="0.6">
            <text:p>60.00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13.htm">Issue #13:</text:a></text:p>
          </table:table-cell>
          <table:table-cell table:style-name="ce11" office:value-type="float" office:value="10">
            <text:p>10</text:p>
          </table:table-cell>
          <table:table-cell table:style-name="ce12" office:value-type="string">
            <text:p>-</text:p>
          </table:table-cell>
          <table:table-cell table:style-name="ce15" office:value-type="float" office:value="5">
            <text:p>5</text:p>
          </table:table-cell>
          <table:table-cell table:style-name="ce17" table:formula="of:=[.C17]/([.C17]+[.E17])" office:value-type="percentage" office:value="0.666666666666667">
            <text:p>66.67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5" office:value-type="float" office:value="6">
            <text:p>6</text:p>
          </table:table-cell>
          <table:table-cell table:style-name="ce17" table:formula="of:=[.J17]/([.J17]+[.L17])" office:value-type="percentage" office:value="0.6">
            <text:p>60.00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14.htm">Issue #14:</text:a></text:p>
          </table:table-cell>
          <table:table-cell table:style-name="ce11" office:value-type="float" office:value="11">
            <text:p>11</text:p>
          </table:table-cell>
          <table:table-cell table:style-name="ce12" office:value-type="string">
            <text:p>-</text:p>
          </table:table-cell>
          <table:table-cell table:style-name="ce15" office:value-type="float" office:value="5">
            <text:p>5</text:p>
          </table:table-cell>
          <table:table-cell table:style-name="ce17" table:formula="of:=[.C18]/([.C18]+[.E18])" office:value-type="percentage" office:value="0.6875">
            <text:p>68.75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17" table:formula="of:=[.J18]/([.J18]+[.L18])" office:value-type="percentage" office:value="0.5625">
            <text:p>56.25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15.htm">Issue #15:</text:a></text:p>
          </table:table-cell>
          <table:table-cell table:style-name="ce11" office:value-type="float" office:value="14">
            <text:p>14</text:p>
          </table:table-cell>
          <table:table-cell table:style-name="ce12" office:value-type="string">
            <text:p>-</text:p>
          </table:table-cell>
          <table:table-cell table:style-name="ce15" office:value-type="float" office:value="2">
            <text:p>2</text:p>
          </table:table-cell>
          <table:table-cell table:style-name="ce17" table:formula="of:=[.C19]/([.C19]+[.E19])" office:value-type="percentage" office:value="0.875">
            <text:p>87.50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10">
            <text:p>10</text:p>
          </table:table-cell>
          <table:table-cell table:style-name="ce12" office:value-type="string">
            <text:p>-</text:p>
          </table:table-cell>
          <table:table-cell table:style-name="ce15" office:value-type="float" office:value="6">
            <text:p>6</text:p>
          </table:table-cell>
          <table:table-cell table:style-name="ce17" table:formula="of:=[.J19]/([.J19]+[.L19])" office:value-type="percentage" office:value="0.625">
            <text:p>62.50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16.htm">Issue #16:</text:a></text:p>
          </table:table-cell>
          <table:table-cell table:style-name="ce11" office:value-type="float" office:value="10">
            <text:p>10</text:p>
          </table:table-cell>
          <table:table-cell table:style-name="ce12" office:value-type="string">
            <text:p>-</text:p>
          </table:table-cell>
          <table:table-cell table:style-name="ce15" office:value-type="float" office:value="6">
            <text:p>6</text:p>
          </table:table-cell>
          <table:table-cell table:style-name="ce17" table:formula="of:=[.C20]/([.C20]+[.E20])" office:value-type="percentage" office:value="0.625">
            <text:p>62.50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17" table:formula="of:=[.J20]/([.J20]+[.L20])" office:value-type="percentage" office:value="0.5625">
            <text:p>56.25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6/nfle16-17.htm">Issue #17:</text:a></text:p>
          </table:table-cell>
          <table:table-cell table:style-name="ce11" office:value-type="float" office:value="13">
            <text:p>13</text:p>
          </table:table-cell>
          <table:table-cell table:style-name="ce12" office:value-type="string">
            <text:p>-</text:p>
          </table:table-cell>
          <table:table-cell table:style-name="ce15" office:value-type="float" office:value="3">
            <text:p>3</text:p>
          </table:table-cell>
          <table:table-cell table:style-name="ce17" table:formula="of:=[.C21]/([.C21]+[.E21])" office:value-type="percentage" office:value="0.8125">
            <text:p>81.25%</text:p>
          </table:table-cell>
          <table:table-cell table:style-name="ce3"/>
          <table:table-cell table:style-name="ce18"/>
          <table:table-cell table:style-name="ce3" office:value-type="string">
            <text:p>…</text:p>
          </table:table-cell>
          <table:table-cell table:style-name="ce15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17" table:formula="of:=[.J21]/([.J21]+[.L21])" office:value-type="percentage" office:value="0.5625">
            <text:p>56.25%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1"/>
          <table:table-cell table:style-name="ce9" office:value-type="string">
            <text:p>Winners:</text:p>
          </table:table-cell>
          <table:table-cell table:style-name="ce11" table:formula="of:=SUM([.C5:.C21])" office:value-type="float" office:value="166">
            <text:p>166</text:p>
          </table:table-cell>
          <table:table-cell table:style-name="ce11" office:value-type="string">
            <text:p>-</text:p>
          </table:table-cell>
          <table:table-cell table:style-name="ce11" table:formula="of:=SUM([.E5:.E21])" office:value-type="float" office:value="89">
            <text:p>89</text:p>
          </table:table-cell>
          <table:table-cell table:style-name="ce16" table:formula="of:=[.C22]/([.C22]+[.E22])" office:value-type="percentage" office:value="0.650980392156863">
            <text:p>65.10%</text:p>
          </table:table-cell>
          <table:table-cell table:style-name="ce16"/>
          <table:table-cell table:style-name="ce19"/>
          <table:table-cell table:style-name="ce22" office:value-type="string">
            <text:p>A.T.S.</text:p>
          </table:table-cell>
          <table:table-cell table:style-name="ce11" table:formula="of:=SUM([.J5:.J21])" office:value-type="float" office:value="151">
            <text:p>151</text:p>
          </table:table-cell>
          <table:table-cell table:style-name="ce11" office:value-type="string">
            <text:p>-</text:p>
          </table:table-cell>
          <table:table-cell table:style-name="ce11" table:formula="of:=SUM([.L5:.L21])" office:value-type="float" office:value="105">
            <text:p>105</text:p>
          </table:table-cell>
          <table:table-cell table:style-name="ce16" table:formula="of:=[.J22]/([.J22]+[.L22])" office:value-type="percentage" office:value="0.58984375">
            <text:p>58.98%</text:p>
          </table:table-cell>
          <table:table-cell table:style-name="ce1"/>
          <table:table-cell table:number-columns-repeated="1010"/>
        </table:table-row>
        <table:table-row table:style-name="ro3">
          <table:table-cell table:style-name="ce1"/>
          <table:table-cell table:style-name="ce10"/>
          <table:table-cell table:style-name="ce1" table:number-columns-repeated="2"/>
          <table:table-cell table:style-name="ce13"/>
          <table:table-cell table:style-name="ce1" table:number-columns-repeated="2"/>
          <table:table-cell table:style-name="ce20"/>
          <table:table-cell table:style-name="ce1"/>
          <table:table-cell table:style-name="ce13"/>
          <table:table-cell table:style-name="ce1"/>
          <table:table-cell table:style-name="ce13"/>
          <table:table-cell table:style-name="ce1" table:number-columns-repeated="2"/>
          <table:table-cell table:number-columns-repeated="1010"/>
        </table:table-row>
        <table:table-row table:style-name="ro3">
          <table:table-cell table:style-name="ce1"/>
          <table:table-cell table:style-name="ce10"/>
          <table:table-cell table:style-name="ce1" table:number-columns-repeated="2"/>
          <table:table-cell table:style-name="ce13"/>
          <table:table-cell table:style-name="ce1" table:number-columns-repeated="4"/>
          <table:table-cell table:style-name="ce13"/>
          <table:table-cell table:style-name="ce1"/>
          <table:table-cell table:style-name="ce13"/>
          <table:table-cell table:style-name="ce1" table:number-columns-repeated="2"/>
          <table:table-cell table:number-columns-repeated="1010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number-columns-repeated="15"/>
          <table:table-cell table:style-name="Default" table:number-columns-repeated="1009"/>
        </table:table-row>
        <table:table-row table:style-name="ro3" table:number-rows-repeated="14">
          <table:table-cell table:number-columns-repeated="14"/>
          <table:table-cell table:style-name="Default" table:number-columns-repeated="1010"/>
        </table:table-row>
        <table:table-row table:style-name="ro3" table:number-rows-repeated="5">
          <table:table-cell table:number-columns-repeated="14"/>
          <table:table-cell table:style-name="ce28"/>
          <table:table-cell table:style-name="Default" table:number-columns-repeated="1009"/>
        </table:table-row>
        <table:table-row table:style-name="ro3">
          <table:table-cell table:number-columns-repeated="14"/>
          <table:table-cell table:style-name="ce28"/>
          <table:table-cell table:style-name="Default"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sans-serif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1/06/2017</text:date>, <text:time>19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7-01-06T19:47:42.28</dc:date>
    <meta:editing-duration>P12DT18H10M52S</meta:editing-duration>
    <meta:editing-cycles>125</meta:editing-cycles>
    <dc:creator>G P</dc:creator>
    <meta:document-statistic meta:table-count="1" meta:cell-count="198" meta:object-count="0"/>
    <meta:user-defined meta:name="ProgId">Excel.Sheet</meta:user-defined>
  </office:meta>
</office:document-meta>
</file>